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bPa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 = 1 pour tout le mon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Tmps tot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88243" calcext:value-type="float">
            <text:p>0.088243</text:p>
          </table:table-cell>
          <table:table-cell office:value-type="float" office:value="0.246465" calcext:value-type="float">
            <text:p>0.246465</text:p>
          </table:table-cell>
          <table:table-cell office:value-type="float" office:value="8.421292" calcext:value-type="float">
            <text:p>8.421292</text:p>
          </table:table-cell>
          <table:table-cell office:value-type="float" office:value="93.20848" calcext:value-type="float">
            <text:p>93.20848</text:p>
          </table:table-cell>
          <table:table-cell office:value-type="float" office:value="251.39135" calcext:value-type="float">
            <text:p>251.39135</text:p>
          </table:table-cell>
          <table:table-cell office:value-type="float" office:value="2130.089157" calcext:value-type="float">
            <text:p>2130.08915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mps calcMoy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21988" calcext:value-type="float">
            <text:p>0.021988</text:p>
          </table:table-cell>
          <table:table-cell office:value-type="float" office:value="0.119959" calcext:value-type="float">
            <text:p>0.119959</text:p>
          </table:table-cell>
          <table:table-cell office:value-type="float" office:value="0.242422" calcext:value-type="float">
            <text:p>0.242422</text:p>
          </table:table-cell>
          <table:table-cell office:value-type="float" office:value="1.21789" calcext:value-type="float">
            <text:p>1.21789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pi</text:p>
          </table:table-cell>
          <table:table-cell office:value-type="string" calcext:value-type="string">
            <text:p>Tmps tot</text:p>
          </table:table-cell>
          <table:table-cell office:value-type="float" office:value="0.28175" calcext:value-type="float">
            <text:p>0.28175</text:p>
          </table:table-cell>
          <table:table-cell office:value-type="float" office:value="0.867262" calcext:value-type="float">
            <text:p>0.867262</text:p>
          </table:table-cell>
          <table:table-cell office:value-type="float" office:value="1.007836" calcext:value-type="float">
            <text:p>1.007836</text:p>
          </table:table-cell>
          <table:table-cell office:value-type="float" office:value="10.936828" calcext:value-type="float">
            <text:p>10.936828</text:p>
          </table:table-cell>
          <table:table-cell office:value-type="float" office:value="112.243243" calcext:value-type="float">
            <text:p>112.243243</text:p>
          </table:table-cell>
          <table:table-cell office:value-type="float" office:value="221.180491" calcext:value-type="float">
            <text:p>221.180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 16</text:p>
          </table:table-cell>
          <table:table-cell office:value-type="string" calcext:value-type="string">
            <text:p>Tmps calcMoy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1359" calcext:value-type="float">
            <text:p>0.001359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75133" calcext:value-type="float">
            <text:p>0.075133</text:p>
          </table:table-cell>
          <table:table-cell office:value-type="float" office:value="0.150327" calcext:value-type="float">
            <text:p>0.150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mps Send Moy</text:p>
          </table:table-cell>
          <table:table-cell office:value-type="float" office:value="0.064227" calcext:value-type="float">
            <text:p>0.064227</text:p>
          </table:table-cell>
          <table:table-cell office:value-type="float" office:value="0.008207" calcext:value-type="float">
            <text:p>0.008207</text:p>
          </table:table-cell>
          <table:table-cell office:value-type="float" office:value="0.006153" calcext:value-type="float">
            <text:p>0.006153</text:p>
          </table:table-cell>
          <table:table-cell office:value-type="float" office:value="0.013485" calcext:value-type="float">
            <text:p>0.013485</text:p>
          </table:table-cell>
          <table:table-cell office:value-type="float" office:value="0.06923" calcext:value-type="float">
            <text:p>0.06923</text:p>
          </table:table-cell>
          <table:table-cell office:value-type="float" office:value="0.062847" calcext:value-type="float">
            <text:p>0.062847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Et bruteforce cud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 = 1 pour tout le mond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ps tot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tefroce</text:p>
          </table:table-cell>
          <table:table-cell table:number-columns-repeated="2"/>
          <table:table-cell office:value-type="float" office:value="0.611771" calcext:value-type="float">
            <text:p>0.611771</text:p>
          </table:table-cell>
          <table:table-cell office:value-type="float" office:value="2.79592" calcext:value-type="float">
            <text:p>2.79592</text:p>
          </table:table-cell>
          <table:table-cell office:value-type="float" office:value="821.17028" calcext:value-type="float">
            <text:p>821.170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a</text:p>
          </table:table-cell>
          <table:table-cell table:number-columns-repeated="2"/>
          <table:table-cell office:value-type="float" office:value="0.485658" calcext:value-type="float">
            <text:p>0.485658</text:p>
          </table:table-cell>
          <table:table-cell office:value-type="float" office:value="0.72437" calcext:value-type="float">
            <text:p>0.72437</text:p>
          </table:table-cell>
          <table:table-cell office:value-type="float" office:value="77.077382" calcext:value-type="float">
            <text:p>77.077382</text:p>
          </table:table-cell>
          <table:table-cell office:value-type="float" office:value="4012.095622" calcext:value-type="float">
            <text:p>4012.095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da + mpi</text:p>
          </table:table-cell>
          <table:table-cell office:value-type="string" calcext:value-type="string">
            <text:p>100 tasks sur 25 noeuds</text:p>
          </table:table-cell>
          <table:table-cell/>
          <table:table-cell office:value-type="float" office:value="0.630179" calcext:value-type="float">
            <text:p>0.630179</text:p>
          </table:table-cell>
          <table:table-cell office:value-type="float" office:value="0.840105" calcext:value-type="float">
            <text:p>0.840105</text:p>
          </table:table-cell>
          <table:table-cell office:value-type="float" office:value="78.025042" calcext:value-type="float">
            <text:p>78.025042</text:p>
          </table:table-cell>
          <table:table-cell office:value-type="float" office:value="275.030434" calcext:value-type="float">
            <text:p>275.030434</text:p>
          </table:table-cell>
          <table:table-cell office:value-type="float" office:value="1038.62776" calcext:value-type="float">
            <text:p>1038.627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da + mpi ac reduce</text:p>
          </table:table-cell>
          <table:table-cell table:number-columns-repeated="5"/>
          <table:table-cell office:value-type="float" office:value="204.663087" calcext:value-type="float">
            <text:p>204.663087</text:p>
          </table:table-cell>
          <table:table-cell table:number-columns-repeated="4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[marne cuda]$ nvprof ./cross</text:p>
          </table:table-cell>
          <table:table-cell table:number-columns-repeated="10"/>
        </table:table-row>
        <table:table-row table:style-name="ro1">
          <table:table-cell table:formula="of:==672== nvprof is profiling process 672; command: ./cross" office:value-type="string" office:string-value="" calcext:value-type="error">
            <text:p>Err:510</text:p>
          </table:table-cell>
          <table:table-cell table:number-columns-repeated="10"/>
        </table:table-row>
        <table:table-row table:style-name="ro1">
          <table:table-cell table:formula="of:==672== profiling application: ./cross" office:value-type="string" office:string-value="" calcext:value-type="error">
            <text:p>Err:510</text:p>
          </table:table-cell>
          <table:table-cell table:number-columns-repeated="10"/>
        </table:table-row>
        <table:table-row table:style-name="ro1">
          <table:table-cell table:formula="of:==672== profiling result:" office:value-type="string" office:string-value="" calcext:value-type="error">
            <text:p>Err:510</text:p>
          </table:table-cell>
          <table:table-cell table:number-columns-repeated="9"/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ime(%) <text:s text:c="5"/>Time <text:s text:c="4"/>Calls <text:s text:c="6"/>Avg <text:s text:c="6"/>Min <text:s text:c="6"/>Max <text:s/>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99.97% <text:s/>13.5811s <text:s text:c="6"/>116 <text:s/>117.08ms <text:s/>52.520ms <text:s/>199.22ms <text:s/>calcForce(particle*, particle*, int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2% <text:s/>2.3643ms <text:s text:c="6"/>232 <text:s/>10.190us <text:s/>9.2160us <text:s/>15.968us <text:s/>[CUDA memcpy HtoD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1% <text:s/>1.2423ms <text:s text:c="6"/>116 <text:s/>10.709us <text:s/>10.304us <text:s/>11.137us <text:s/>[CUDA memcpy DtoH]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formula="of:==672== api calls:" office:value-type="string" office:string-value="" calcext:value-type="error">
            <text:p>Err:5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(%) <text:s text:c="5"/>Time <text:s text:c="4"/>Calls <text:s text:c="6"/>Avg <text:s text:c="6"/>Min <text:s text:c="6"/>Max <text:s/>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95.57% <text:s/>16.5369s <text:s text:c="6"/>348 <text:s/>47.520ms <text:s/>9.2020us <text:s/>200.00ms <text:s/>cudaMemc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4.41% <text:s/>763.31ms <text:s text:c="8"/>2 <text:s/>381.66ms <text:s/>4.1770us <text:s/>763.31ms <text:s/>cudaMallo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1% <text:s/>1.8217ms <text:s text:c="6"/>116 <text:s/>15.704us <text:s/>7.1540us <text:s/>32.391us <text:s/>cudaLaunc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0% <text:s/>327.37us <text:s text:c="7"/>91 <text:s/>3.5970us <text:s text:c="4"/>110ns <text:s/>152.53us <text:s/>cuDeviceGetAttribu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0% <text:s/>168.69us <text:s text:c="8"/>2 <text:s/>84.346us <text:s/>21.866us <text:s/>146.83us <text:s/>cudaFre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0% <text:s/>75.283us <text:s text:c="6"/>348 <text:s text:c="4"/>216ns <text:s text:c="4"/>118ns <text:s/>2.6330us <text:s/>cudaSetupArgume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0% <text:s/>74.962us <text:s text:c="8"/>1 <text:s/>74.962us <text:s/>74.962us <text:s/>74.962us <text:s/>cuDeviceTotalM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0% <text:s/>71.503us <text:s text:c="6"/>116 <text:s text:c="4"/>616ns <text:s text:c="4"/>280ns <text:s/>1.5720us <text:s/>cudaConfigureCa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0% <text:s/>34.262us <text:s text:c="8"/>1 <text:s/>34.262us <text:s/>34.262us <text:s/>34.262us <text:s/>cuDeviceGetNa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0% <text:s/>1.6430us <text:s text:c="8"/>3 <text:s text:c="4"/>547ns <text:s text:c="4"/>135ns <text:s/>1.1840us <text:s/>cuDeviceG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0.00% <text:s/>1.3040us <text:s text:c="8"/>3 <text:s text:c="4"/>434ns <text:s text:c="4"/>150ns <text:s text:c="4"/>978ns <text:s/>cuDeviceGetCoun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8:46:16.479002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4:55:54.572029809</meta:creation-date>
    <meta:generator>LibreOffice/5.0.6.2$Linux_X86_64 LibreOffice_project/00$Build-2</meta:generator>
    <dc:date>2018-03-19T19:50:19.471813199</dc:date>
    <meta:editing-duration>PT1H15S</meta:editing-duration>
    <meta:editing-cycles>7</meta:editing-cycles>
    <meta:document-statistic meta:table-count="1" meta:cell-count="98" meta:object-count="0"/>
  </office:meta>
</office:document-meta>
</file>